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Oxford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6" office:value-type="string" calcext:value-type="string">
            <text:p>Month</text:p>
          </table:table-cell>
          <table:table-cell table:style-name="ce6" office:value-type="string" calcext:value-type="string">
            <text:p>University of Oxford</text:p>
          </table:table-cell>
          <table:table-cell table:style-name="ce6" office:value-type="string" calcext:value-type="string">
            <text:p>Fake universit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9" calcext:value-type="float">
            <text:p>289</text:p>
          </table:table-cell>
          <table:table-cell table:style-name="ce5" table:formula="of:=SUM([.D2:.D25])/SQRT(SUM([.E2:.E25]))/SQRT(SUM([.F2:.F25]))" office:value-type="float" office:value="0.92142213924447" calcext:value-type="float">
            <text:p>0.92</text:p>
          </table:table-cell>
          <table:table-cell table:style-name="ce5" table:formula="of:=CORREL([.B2:.B25];[.C2:.C25])" office:value-type="float" office:value="0.13093753756594" calcext:value-type="float">
            <text:p>0.13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1" calcext:value-type="float">
            <text:p>2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2" calcext:value-type="float">
            <text:p>2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5" calcext:value-type="float">
            <text:p>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9" calcext:value-type="float">
            <text:p>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4" calcext:value-type="float">
            <text:p>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11" calcext:value-type="float">
            <text:p>3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13" calcext:value-type="float">
            <text:p>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14" calcext:value-type="float">
            <text:p>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17" calcext:value-type="float">
            <text:p>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22" calcext:value-type="float">
            <text:p>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23" calcext:value-type="float">
            <text:p>3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25" calcext:value-type="float">
            <text:p>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29" calcext:value-type="float">
            <text:p>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32" calcext:value-type="float">
            <text:p>3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333" calcext:value-type="float">
            <text:p>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35" calcext:value-type="float">
            <text:p>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40" calcext:value-type="float">
            <text:p>3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44" calcext:value-type="float">
            <text:p>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45" calcext:value-type="float">
            <text:p>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46" calcext:value-type="float">
            <text:p>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49" calcext:value-type="float">
            <text:p>3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53" calcext:value-type="float">
            <text:p>3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62" calcext:value-type="float">
            <text:p>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4" calcext:value-type="float">
            <text:p>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65" calcext:value-type="float">
            <text:p>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68" calcext:value-type="float">
            <text:p>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69" calcext:value-type="float">
            <text:p>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70" calcext:value-type="float">
            <text:p>3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71" calcext:value-type="float">
            <text:p>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72" calcext:value-type="float">
            <text:p>3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73" calcext:value-type="float">
            <text:p>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74" calcext:value-type="float">
            <text:p>3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75" calcext:value-type="float">
            <text:p>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76" calcext:value-type="float">
            <text:p>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377" calcext:value-type="float">
            <text:p>3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379" calcext:value-type="float">
            <text:p>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81" calcext:value-type="float">
            <text:p>3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82" calcext:value-type="float">
            <text:p>3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383" calcext:value-type="float">
            <text:p>3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84" calcext:value-type="float">
            <text:p>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85" calcext:value-type="float">
            <text:p>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86" calcext:value-type="float">
            <text:p>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87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88" calcext:value-type="float">
            <text:p>3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89" calcext:value-type="float">
            <text:p>3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92" calcext:value-type="float">
            <text:p>3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395" calcext:value-type="float">
            <text:p>3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397" calcext:value-type="float">
            <text:p>3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398" calcext:value-type="float">
            <text:p>3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405" calcext:value-type="float">
            <text:p>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07" calcext:value-type="float">
            <text:p>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09" calcext:value-type="float">
            <text:p>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415" calcext:value-type="float">
            <text:p>4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417" calcext:value-type="float">
            <text:p>4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418" calcext:value-type="float">
            <text:p>4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19" calcext:value-type="float">
            <text:p>4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421" calcext:value-type="float">
            <text:p>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22" calcext:value-type="float">
            <text:p>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24" calcext:value-type="float">
            <text:p>4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425" calcext:value-type="float">
            <text:p>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427" calcext:value-type="float">
            <text:p>4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28" calcext:value-type="float">
            <text:p>4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430" calcext:value-type="float">
            <text:p>4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431" calcext:value-type="float">
            <text:p>4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433" calcext:value-type="float">
            <text:p>4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34" calcext:value-type="float">
            <text:p>4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436" calcext:value-type="float">
            <text:p>4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37" calcext:value-type="float">
            <text:p>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445" calcext:value-type="float">
            <text:p>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448" calcext:value-type="float">
            <text:p>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49" calcext:value-type="float">
            <text:p>4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451" calcext:value-type="float">
            <text:p>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52" calcext:value-type="float">
            <text:p>4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453" calcext:value-type="float">
            <text:p>4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454" calcext:value-type="float">
            <text:p>4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55" calcext:value-type="float">
            <text:p>4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457" calcext:value-type="float">
            <text:p>4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458" calcext:value-type="float">
            <text:p>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461" calcext:value-type="float">
            <text:p>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463" calcext:value-type="float">
            <text:p>4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4" calcext:value-type="float">
            <text:p>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466" calcext:value-type="float">
            <text:p>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467" calcext:value-type="float">
            <text:p>4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469" calcext:value-type="float">
            <text:p>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70" calcext:value-type="float">
            <text:p>4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471" calcext:value-type="float">
            <text:p>4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472" calcext:value-type="float">
            <text:p>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473" calcext:value-type="float">
            <text:p>4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476" calcext:value-type="float">
            <text:p>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477" calcext:value-type="float">
            <text:p>4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478" calcext:value-type="float">
            <text:p>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479" calcext:value-type="float">
            <text:p>4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481" calcext:value-type="float">
            <text:p>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482" calcext:value-type="float">
            <text:p>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83" calcext:value-type="float">
            <text:p>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485" calcext:value-type="float">
            <text:p>4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486" calcext:value-type="float">
            <text:p>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487" calcext:value-type="float">
            <text:p>4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488" calcext:value-type="float">
            <text:p>4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489" calcext:value-type="float">
            <text:p>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490" calcext:value-type="float">
            <text:p>4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493" calcext:value-type="float">
            <text:p>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494" calcext:value-type="float">
            <text:p>4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495" calcext:value-type="float">
            <text:p>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496" calcext:value-type="float">
            <text:p>4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497" calcext:value-type="float">
            <text:p>4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498" calcext:value-type="float">
            <text:p>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499" calcext:value-type="float">
            <text:p>4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501" calcext:value-type="float">
            <text:p>5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502" calcext:value-type="float">
            <text:p>5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503" calcext:value-type="float">
            <text:p>5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505" calcext:value-type="float">
            <text:p>5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508" calcext:value-type="float">
            <text:p>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509" calcext:value-type="float">
            <text:p>5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14" calcext:value-type="float">
            <text:p>5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515" calcext:value-type="float">
            <text:p>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516" calcext:value-type="float">
            <text:p>5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517" calcext:value-type="float">
            <text:p>5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518" calcext:value-type="float">
            <text:p>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521" calcext:value-type="float">
            <text:p>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523" calcext:value-type="float">
            <text:p>5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525" calcext:value-type="float">
            <text:p>5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526" calcext:value-type="float">
            <text:p>5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527" calcext:value-type="float">
            <text:p>5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1" number:min-decimal-places="1"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20:57:44.269919442</dc:date>
    <meta:editing-duration>PT2M48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